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473e" officeooo:paragraph-rsid="000c47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yn Staub-Waldenberg</text:p>
      <text:p text:style-name="P1"/>
      <text:p text:style-name="P1">My program compiles and runs. I was finally able to fix a bug that I had with my split adjustments. Turns out I had the the query for the adjustments in ascending instead of descending order. The program seems to take about 30 seconds to run. There might be a few ways I could make the program more efficient for example I have a few different queries which retrieve similar (perhaps overlapping) data. So, some steps likely could’ve been further combined. It might be possible to retrieve all the intervals for a given ticker with one pass through of the days instead of searching through many days for each interval. I think I spent about 30 hours on this assignment.</text:p>
      <text:p text:style-name="P1"/>
      <text:p text:style-name="P1">Expected Score:</text:p>
      <text:p text:style-name="P1"/>
      <text:p text:style-name="P1">Correct output: 50/50</text:p>
      <text:p text:style-name="P1">program obeys constraints: 3/3</text:p>
      <text:p text:style-name="P1">write up complete: 3/3</text:p>
      <text:p text:style-name="P1">less than 2 minutes: 1.5/1.5</text:p>
      <text:p text:style-name="P1">filename format correct: .5/.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1:04:54.460262755</meta:creation-date>
    <dc:date>2019-12-03T11:10:04.695140050</dc:date>
    <meta:editing-duration>PT5M11S</meta:editing-duration>
    <meta:editing-cycles>1</meta:editing-cycles>
    <meta:document-statistic meta:table-count="0" meta:image-count="0" meta:object-count="0" meta:page-count="1" meta:paragraph-count="8" meta:word-count="144" meta:character-count="837" meta:non-whitespace-character-count="701"/>
    <meta:generator>LibreOffice/6.0.7.3$Linux_X86_64 LibreOffice_project/00m0$Build-3</meta:generator>
  </office:meta>
</office:document-meta>
</file>